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5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7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ackground-color="#c0c0c0" fo:wrap-option="wrap" fo:border="0.0008in solid #000000" fo:padding-bottom="0.0193in" fo:padding-left="0.0138in" fo:padding-right="0.0138in" fo:padding-top="0.0193in" style:vertical-align="middle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transparent" fo:wrap-option="wrap" fo:border="0.0008in solid #000000"/>
      <style:text-properties style:font-name="Liberation Sans" fo:font-size="8pt" style:font-size-asian="8pt" style:font-size-complex="8pt"/>
    </style:style>
    <style:style style:name="ce8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41"/>
        <table:table-column table:style-name="co6" table:default-cell-style-name="ce7"/>
        <table:table-column table:style-name="co7" table:default-cell-style-name="ce7"/>
        <table:table-column table:style-name="co8" table:default-cell-style-name="ce49"/>
        <table:table-column table:style-name="co9" table:default-cell-style-name="ce49"/>
        <table:table-column table:style-name="co10" table:number-columns-repeated="2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17"/>
        <table:table-column table:style-name="co15" table:number-columns-repeated="1009" table:default-cell-style-name="ce17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7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106K035CCS</text:p>
          </table:table-cell>
          <table:table-cell table:style-name="ce26" office:value-type="string">
            <text:p><text:a xlink:href="http://search.digikey.com/us/en/products/TAP106K035CCS/478-4171-ND/1212726">478-4171-ND</text:a></text:p>
          </table:table-cell>
          <table:table-cell table:style-name="ce67" office:value-type="currency" office:currency="USD" office:value="1.39">
            <text:p>$1.39</text:p>
          </table:table-cell>
          <table:table-cell table:style-name="ce68" table:formula="of:=([.G3]*[.L3])" office:value-type="currency" office:currency="USD" office:value="11.12">
            <text:p>$11.12</text:p>
          </table:table-cell>
          <table:table-cell table:style-name="ce68" table:formula="of:=([.A3]*[.L3])" office:value-type="currency" office:currency="USD" office:value="5.56">
            <text:p>$5.5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6" office:value-type="string">
            <text:p>CERAMIC 0.22UF 50V 10% RADIAL,X7R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2">
            <text:p>22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224K5R5TA</text:p>
          </table:table-cell>
          <table:table-cell table:style-name="ce26" office:value-type="string">
            <text:p><text:a xlink:href="http://search.digikey.com/us/en/products/C322C224K5R5TA/399-4353-ND/818129">399-4353-ND</text:a></text:p>
          </table:table-cell>
          <table:table-cell table:style-name="ce68" office:value-type="currency" office:currency="USD" office:value="0.459">
            <text:p>$0.46</text:p>
          </table:table-cell>
          <table:table-cell table:style-name="ce68" table:formula="of:=([.G4]*[.L4])" office:value-type="currency" office:currency="USD" office:value="10.098">
            <text:p>$10.10</text:p>
          </table:table-cell>
          <table:table-cell table:style-name="ce68" table:formula="of:=([.A4]*[.L4])" office:value-type="currency" office:currency="USD" office:value="5.049">
            <text:p>$5.05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0">
            <text:p>30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4M1U5TA</text:p>
          </table:table-cell>
          <table:table-cell table:style-name="ce56" office:value-type="string">
            <text:p><text:a xlink:href="http://search.digikey.com/us/en/products/C322C104M1U5TA/399-4330-ND/818106">399-4330-ND</text:a></text:p>
          </table:table-cell>
          <table:table-cell table:style-name="ce68" office:value-type="currency" office:currency="USD" office:value="0.219">
            <text:p>$0.22</text:p>
          </table:table-cell>
          <table:table-cell table:style-name="ce68" table:formula="of:=([.G5]*[.L5])" office:value-type="currency" office:currency="USD" office:value="6.57">
            <text:p>$6.57</text:p>
          </table:table-cell>
          <table:table-cell table:style-name="ce68" table:formula="of:=([.A5]*[.L5])" office:value-type="currency" office:currency="USD" office:value="3.285">
            <text:p>$3.2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DK Corportation</text:p>
          </table:table-cell>
          <table:table-cell table:style-name="ce43" office:value-type="string">
            <text:p>FK20C0G1H683J</text:p>
          </table:table-cell>
          <table:table-cell table:style-name="ce26" office:value-type="string">
            <text:p><text:a xlink:href="http://search.digikey.com/us/en/products/FK20C0G1H683J/445-4755-ND/2050104">445-4755-ND</text:a></text:p>
          </table:table-cell>
          <table:table-cell table:style-name="ce68" office:value-type="currency" office:currency="USD" office:value="1.52">
            <text:p>$1.52</text:p>
          </table:table-cell>
          <table:table-cell table:style-name="ce68" table:formula="of:=([.G6]*[.L6])" office:value-type="currency" office:currency="USD" office:value="0">
            <text:p>$0.00</text:p>
          </table:table-cell>
          <table:table-cell table:style-name="ce68" table:formula="of:=([.A6]*[.L6])" office:value-type="currency" office:currency="USD" office:value="1.52">
            <text:p>$1.5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681J2P1B03B</text:p>
          </table:table-cell>
          <table:table-cell table:style-name="ce56" office:value-type="string">
            <text:p><text:a xlink:href="http://search.digikey.com/us/en/products/RPE5C2A681J2P1B03B/490-3664-ND/946300">490-3664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G7]*[.L7])" office:value-type="currency" office:currency="USD" office:value="0">
            <text:p>$0.00</text:p>
          </table:table-cell>
          <table:table-cell table:style-name="ce68" table:formula="of:=([.A7]*[.L7])" office:value-type="currency" office:currency="USD" office:value="0.46">
            <text:p>$0.4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2pF</text:p>
          </table:table-cell>
          <table:table-cell table:style-name="ce27" office:value-type="string">
            <text:p>CERAMIC 12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120J2K1Z03B</text:p>
          </table:table-cell>
          <table:table-cell table:style-name="ce52" office:value-type="string">
            <text:p><text:a xlink:href="http://search.digikey.com/us/en/products/RPE5C1H120J2K1Z03B/490-3685-ND/946321">490-3685-ND</text:a></text:p>
          </table:table-cell>
          <table:table-cell table:style-name="ce69" office:value-type="currency" office:currency="USD" office:value="0.39">
            <text:p>$0.39</text:p>
          </table:table-cell>
          <table:table-cell table:style-name="ce69" table:formula="of:=([.G8]*[.L8])" office:value-type="currency" office:currency="USD" office:value="1.56">
            <text:p>$1.56</text:p>
          </table:table-cell>
          <table:table-cell table:style-name="ce69" table:formula="of:=([.A8]*[.L8])" office:value-type="currency" office:currency="USD" office:value="0.78">
            <text:p>$0.78</text:p>
          </table:table-cell>
          <table:table-cell table:style-name="ce77" office:value-type="string" table:number-columns-spanned="1" table:number-rows-spanned="3">
            <text:p>This is so we can fine tune which capacitor will work with the chosen crystal</text:p>
          </table:table-cell>
          <table:table-cell table:style-name="ce82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8pF</text:p>
          </table:table-cell>
          <table:table-cell table:style-name="ce27" office:value-type="string">
            <text:p>CERAMIC 18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TDK Corporation</text:p>
          </table:table-cell>
          <table:table-cell table:style-name="ce52" office:value-type="string">
            <text:p>FK18C0G1H180J</text:p>
          </table:table-cell>
          <table:table-cell table:style-name="ce57" office:value-type="string">
            <text:p><text:a xlink:href="http://search.digikey.com/us/en/products/FK18C0G1H180J/445-4762-ND/2050111">445-4762-ND</text:a></text:p>
          </table:table-cell>
          <table:table-cell table:style-name="ce69" office:value-type="currency" office:currency="USD" office:value="0.29">
            <text:p>$0.29</text:p>
          </table:table-cell>
          <table:table-cell table:style-name="ce69" table:formula="of:=([.G9]*[.L9])" office:value-type="currency" office:currency="USD" office:value="1.16">
            <text:p>$1.16</text:p>
          </table:table-cell>
          <table:table-cell table:style-name="ce69" table:formula="of:=([.A9]*[.L9])" office:value-type="currency" office:currency="USD" office:value="0.58">
            <text:p>$0.58</text:p>
          </table:table-cell>
          <table:covered-table-cell table:style-name="ce11"/>
          <table:table-cell table:style-name="ce82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0pF</text:p>
          </table:table-cell>
          <table:table-cell table:style-name="ce27" office:value-type="string">
            <text:p>CERAMIC 20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200J2P1Z03B</text:p>
          </table:table-cell>
          <table:table-cell table:style-name="ce52" office:value-type="string">
            <text:p><text:a xlink:href="http://search.digikey.com/us/en/products/RPE5C1H200J2P1Z03B/490-3703-ND/946339">490-37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G10]*[.L10])" office:value-type="currency" office:currency="USD" office:value="2">
            <text:p>$2.00</text:p>
          </table:table-cell>
          <table:table-cell table:style-name="ce69" table:formula="of:=([.A10]*[.L10])" office:value-type="currency" office:currency="USD" office:value="1">
            <text:p>$1.00</text:p>
          </table:table-cell>
          <table:covered-table-cell table:style-name="ce11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6K010SCS</text:p>
          </table:table-cell>
          <table:table-cell table:style-name="ce58" office:value-type="string">
            <text:p><text:a xlink:href="http://search.digikey.com/us/en/products/TAP476K010SCS/478-1910-ND/564013">478-1910-ND</text:a></text:p>
          </table:table-cell>
          <table:table-cell table:style-name="ce68" office:value-type="currency" office:currency="USD" office:value="1.46">
            <text:p>$1.46</text:p>
          </table:table-cell>
          <table:table-cell table:style-name="ce68" table:formula="of:=([.G11]*[.L11])" office:value-type="currency" office:currency="USD" office:value="5.84">
            <text:p>$5.84</text:p>
          </table:table-cell>
          <table:table-cell table:style-name="ce68" table:formula="of:=([.A11]*[.L11])" office:value-type="currency" office:currency="USD" office:value="2.92">
            <text:p>$2.9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6" office:value-type="string">
            <text:p>CERAMIC 0.33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DK Corporation</text:p>
          </table:table-cell>
          <table:table-cell table:style-name="ce43" office:value-type="string">
            <text:p>FK14X7R1H334K</text:p>
          </table:table-cell>
          <table:table-cell table:style-name="ce24" office:value-type="string">
            <text:p><text:a xlink:href="http://search.digikey.com/us/en/products/FK14X7R1H334K/445-5312-ND/2256792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8" table:formula="of:=([.G12]*[.L12])" office:value-type="currency" office:currency="USD" office:value="0.76">
            <text:p>$0.76</text:p>
          </table:table-cell>
          <table:table-cell table:style-name="ce68" table:formula="of:=([.A12]*[.L12])" office:value-type="currency" office:currency="USD" office:value="0.38">
            <text:p>$0.3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6" office:value-type="string">
            <text:p>CERAMIC 10000P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3K5R5TA</text:p>
          </table:table-cell>
          <table:table-cell table:style-name="ce56" office:value-type="string">
            <text:p><text:a xlink:href="http://search.digikey.com/us/en/products/C322C103K5R5TA/399-4326-ND/818102">399-4326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G13]*[.L13])" office:value-type="currency" office:currency="USD" office:value="0.64">
            <text:p>$0.64</text:p>
          </table:table-cell>
          <table:table-cell table:style-name="ce68" table:formula="of:=([.A13]*[.L13])" office:value-type="currency" office:currency="USD" office:value="0.64">
            <text:p>$0.6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17C102K1R5TA</text:p>
          </table:table-cell>
          <table:table-cell table:style-name="ce26" office:value-type="string">
            <text:p><text:a xlink:href="http://search.digikey.com/us/en/products/C317C102K1R5TA/399-4202-ND/817978">399-4202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G14]*[.L14])" office:value-type="currency" office:currency="USD" office:value="1.28">
            <text:p>$1.28</text:p>
          </table:table-cell>
          <table:table-cell table:style-name="ce68" table:formula="of:=([.A14]*[.L14])" office:value-type="currency" office:currency="USD" office:value="0.64">
            <text:p>$0.6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105K5R5TA</text:p>
          </table:table-cell>
          <table:table-cell table:style-name="ce26" office:value-type="string">
            <text:p><text:a xlink:href="http://search.digikey.com/us/en/products/C330C105K5R5TA/399-4389-ND/818165">399-4389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G15]*[.L15])" office:value-type="currency" office:currency="USD" office:value="8.96">
            <text:p>$8.96</text:p>
          </table:table-cell>
          <table:table-cell table:style-name="ce68" table:formula="of:=([.A15]*[.L15])" office:value-type="currency" office:currency="USD" office:value="4.48">
            <text:p>$4.4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5K010SCS</text:p>
          </table:table-cell>
          <table:table-cell table:style-name="ce26" office:value-type="string">
            <text:p><text:a xlink:href="http://search.digikey.com/us/en/products/TAP475K010SCS/478-1903-ND/564006">478-1903-ND</text:a></text:p>
          </table:table-cell>
          <table:table-cell table:style-name="ce68" office:value-type="currency" office:currency="USD" office:value="0.5">
            <text:p>$0.50</text:p>
          </table:table-cell>
          <table:table-cell table:style-name="ce68" table:formula="of:=([.G16]*[.L16])" office:value-type="currency" office:currency="USD" office:value="2">
            <text:p>$2.00</text:p>
          </table:table-cell>
          <table:table-cell table:style-name="ce68" table:formula="of:=([.A16]*[.L16])" office:value-type="currency" office:currency="USD" office:value="0.5">
            <text:p>$0.5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6" office:value-type="string">
            <text:p>LED SS 3MM 588NM YELLOW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YD</text:p>
          </table:table-cell>
          <table:table-cell table:style-name="ce26" office:value-type="string">
            <text:p><text:a xlink:href="http://search.digikey.com/us/en/products/WP132XYD/754-1212-ND/1747611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8" table:formula="of:=([.G19]*[.L19])" office:value-type="currency" office:currency="USD" office:value="0.45">
            <text:p>$0.45</text:p>
          </table:table-cell>
          <table:table-cell table:style-name="ce68" table:formula="of:=([.A19]*[.L19])" office:value-type="currency" office:currency="USD" office:value="0.15">
            <text:p>$0.15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ON Semiconductor</text:p>
          </table:table-cell>
          <table:table-cell table:style-name="ce43" office:value-type="string">
            <text:p>1N5919BG</text:p>
          </table:table-cell>
          <table:table-cell table:style-name="ce26" office:value-type="string">
            <text:p><text:a xlink:href="http://search.digikey.com/us/en/products/1N5919BG/1N5919BGOS-ND/1474237">1N5919BGOS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G20]*[.L20])" office:value-type="currency" office:currency="USD" office:value="1.84">
            <text:p>$1.84</text:p>
          </table:table-cell>
          <table:table-cell table:style-name="ce68" table:formula="of:=([.A20]*[.L20])" office:value-type="currency" office:currency="USD" office:value="0.92">
            <text:p>$0.9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GD</text:p>
          </table:table-cell>
          <table:table-cell table:style-name="ce56" office:value-type="string">
            <text:p><text:a xlink:href="http://search.digikey.com/us/en/products/WP132XGD/754-1210-ND/1747609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21]*[.L21])" office:value-type="currency" office:currency="USD" office:value="0.7">
            <text:p>$0.70</text:p>
          </table:table-cell>
          <table:table-cell table:style-name="ce68" table:formula="of:=([.A21]*[.L21])" office:value-type="currency" office:currency="USD" office:value="0.56">
            <text:p>$0.5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8">
            <text:p>28</text:p>
          </table:table-cell>
          <table:table-cell table:style-name="ce43" office:value-type="float" office:value="14">
            <text:p>14</text:p>
          </table:table-cell>
          <table:table-cell table:style-name="ce43" office:value-type="string">
            <text:p>Micro Commercial Co</text:p>
          </table:table-cell>
          <table:table-cell table:style-name="ce43" office:value-type="string">
            <text:p>1N5818-TP</text:p>
          </table:table-cell>
          <table:table-cell table:style-name="ce26" office:value-type="string">
            <text:p><text:a xlink:href="http://search.digikey.com/us/en/products/1N5818-TP/1N5818-TPCT-ND/950587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8" table:formula="of:=([.G22]*[.L22])" office:value-type="currency" office:currency="USD" office:value="8.4">
            <text:p>$8.40</text:p>
          </table:table-cell>
          <table:table-cell table:style-name="ce68" table:formula="of:=([.A22]*[.L22])" office:value-type="currency" office:currency="USD" office:value="4.2">
            <text:p>$4.2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2">
            <text:p>22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ID</text:p>
          </table:table-cell>
          <table:table-cell table:style-name="ce56" office:value-type="string">
            <text:p><text:a xlink:href="http://search.digikey.com/us/en/products/WP132XID/754-1211-ND/1747610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8" table:formula="of:=([.G23]*[.L23])" office:value-type="currency" office:currency="USD" office:value="2.288">
            <text:p>$2.29</text:p>
          </table:table-cell>
          <table:table-cell table:style-name="ce68" table:formula="of:=([.A23]*[.L23])" office:value-type="currency" office:currency="USD" office:value="1.144">
            <text:p>$1.1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3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3" office:value-type="float" office:value="7">
            <text:p>7</text:p>
          </table:table-cell>
          <table:table-cell table:style-name="ce43" office:value-type="string">
            <text:p>Fairchild Semiconductor</text:p>
          </table:table-cell>
          <table:table-cell table:style-name="ce43" office:value-type="string">
            <text:p>1N4148TA</text:p>
          </table:table-cell>
          <table:table-cell table:style-name="ce26" office:value-type="string">
            <text:p><text:a xlink:href="http://search.digikey.com/us/en/products/1N4148TA/1N4148TACT-ND/1532747">1N4148T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24]*[.L24])" office:value-type="currency" office:currency="USD" office:value="0.7">
            <text:p>$0.70</text:p>
          </table:table-cell>
          <table:table-cell table:style-name="ce68" table:formula="of:=([.A24]*[.L24])" office:value-type="currency" office:currency="USD" office:value="0.98">
            <text:p>$0.9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67068-8000</text:p>
          </table:table-cell>
          <table:table-cell table:style-name="ce56" office:value-type="string">
            <text:p><text:a xlink:href="http://search.digikey.com/us/en/products/67068-8000/WM17113-ND/773801">WM17113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G27]*[.L27])" office:value-type="currency" office:currency="USD" office:value="0">
            <text:p>$0.00</text:p>
          </table:table-cell>
          <table:table-cell table:style-name="ce68" table:formula="of:=([.A27]*[.L27])" office:value-type="currency" office:currency="USD" office:value="1.79">
            <text:p>$1.7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54819-0519</text:p>
          </table:table-cell>
          <table:table-cell table:style-name="ce59" office:value-type="string">
            <text:p><text:a xlink:href="http://search.digikey.com/us/en/products/54819-0519/WM17115-ND/773802">WM17115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G28]*[.L28])" office:value-type="currency" office:currency="USD" office:value="0">
            <text:p>$0.00</text:p>
          </table:table-cell>
          <table:table-cell table:style-name="ce68" table:formula="of:=([.A28]*[.L28])" office:value-type="currency" office:currency="USD" office:value="1.79">
            <text:p>$1.7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231-2</text:p>
          </table:table-cell>
          <table:table-cell table:style-name="ce58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8" office:value-type="currency" office:currency="USD" office:value="14">
            <text:p>$14.00</text:p>
          </table:table-cell>
          <table:table-cell table:style-name="ce68" table:formula="of:=([.G29]*[.L29])" office:value-type="currency" office:currency="USD" office:value="0">
            <text:p>$0.00</text:p>
          </table:table-cell>
          <table:table-cell table:style-name="ce68" table:formula="of:=([.A29]*[.L29])" office:value-type="currency" office:currency="USD" office:value="14">
            <text:p>$14.0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6163-2</text:p>
          </table:table-cell>
          <table:table-cell table:style-name="ce60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8" office:value-type="currency" office:currency="USD" office:value="11.46">
            <text:p>$11.46</text:p>
          </table:table-cell>
          <table:table-cell table:style-name="ce68" table:formula="of:=([.G30]*[.L30])" office:value-type="currency" office:currency="USD" office:value="0">
            <text:p>$0.00</text:p>
          </table:table-cell>
          <table:table-cell table:style-name="ce68" table:formula="of:=([.A30]*[.L30])" office:value-type="currency" office:currency="USD" office:value="11.46">
            <text:p>$11.4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3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854-3</text:p>
          </table:table-cell>
          <table:table-cell table:style-name="ce58" office:value-type="string">
            <text:p><text:a xlink:href="http://www.mouser.com/ProductDetail/TE-Connectivity/770854-3/?qs=VZ9FDhhp7Snbed9QfbsDdg%3D%3D">770854-3</text:a></text:p>
          </table:table-cell>
          <table:table-cell table:style-name="ce68" office:value-type="currency" office:currency="USD" office:value="0.68">
            <text:p>$0.68</text:p>
          </table:table-cell>
          <table:table-cell table:style-name="ce68" table:formula="of:=([.G31]*[.L31])" office:value-type="currency" office:currency="USD" office:value="0">
            <text:p>$0.00</text:p>
          </table:table-cell>
          <table:table-cell table:style-name="ce68" table:formula="of:=([.A31]*[.L31])" office:value-type="currency" office:currency="USD" office:value="27.2">
            <text:p>$27.2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678-1</text:p>
          </table:table-cell>
          <table:table-cell table:style-name="ce58" office:value-type="string">
            <text:p><text:a xlink:href="http://www.mouser.com/ProductDetail/TE-Connectivity/770678-1/?qs=bVE8zYB%2Fq2c7eY42IkyCvQ%3D%3D">770678-1</text:a></text:p>
          </table:table-cell>
          <table:table-cell table:style-name="ce68" office:value-type="currency" office:currency="USD" office:value="0.22">
            <text:p>$0.22</text:p>
          </table:table-cell>
          <table:table-cell table:style-name="ce68" table:formula="of:=([.G32]*[.L32])" office:value-type="currency" office:currency="USD" office:value="0">
            <text:p>$0.00</text:p>
          </table:table-cell>
          <table:table-cell table:style-name="ce68" table:formula="of:=([.A32]*[.L32])" office:value-type="currency" office:currency="USD" office:value="2.2">
            <text:p>$2.2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8"/>
          <table:table-cell table:style-name="ce68" table:number-columns-repeated="3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3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anasonic - ECG</text:p>
          </table:table-cell>
          <table:table-cell table:style-name="ce43" office:value-type="string">
            <text:p>ERZ-V14D220</text:p>
          </table:table-cell>
          <table:table-cell table:style-name="ce58" office:value-type="string">
            <text:p><text:a xlink:href="http://search.digikey.com/us/en/products/ERZ-V14D220/P7307-ND/227567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8" table:formula="of:=([.G34]*[.L34])" office:value-type="currency" office:currency="USD" office:value="1.44">
            <text:p>$1.44</text:p>
          </table:table-cell>
          <table:table-cell table:style-name="ce68" table:formula="of:=([.A34]*[.L34])" office:value-type="currency" office:currency="USD" office:value="0.72">
            <text:p>$0.7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50-07-L-S</text:p>
          </table:table-cell>
          <table:table-cell table:style-name="ce26" office:value-type="string">
            <text:p><text:a xlink:href="http://search.digikey.com/us/en/products/TSW-150-07-L-S/SAM1031-50-ND/1101377">SAM1031-50-ND</text:a></text:p>
          </table:table-cell>
          <table:table-cell table:style-name="ce68" office:value-type="currency" office:currency="USD" office:value="3.11">
            <text:p>$3.11</text:p>
          </table:table-cell>
          <table:table-cell table:style-name="ce68" table:formula="of:=([.G37]*[.L37])" office:value-type="currency" office:currency="USD" office:value="0">
            <text:p>$0.00</text:p>
          </table:table-cell>
          <table:table-cell table:style-name="ce68" table:formula="of:=([.A37]*[.L37])" office:value-type="currency" office:currency="USD" office:value="3.11">
            <text:p>$3.11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17-07-L-D</text:p>
          </table:table-cell>
          <table:table-cell table:style-name="ce26" office:value-type="string">
            <text:p><text:a xlink:href="http://search.digikey.com/us/en/products/TSW-117-07-L-D/TSW-117-07-L-D-ND/2796113">TSW-117-07-L-D-ND</text:a></text:p>
          </table:table-cell>
          <table:table-cell table:style-name="ce68" office:value-type="currency" office:currency="USD" office:value="2.13">
            <text:p>$2.13</text:p>
          </table:table-cell>
          <table:table-cell table:style-name="ce68" table:formula="of:=([.G38]*[.L38])" office:value-type="currency" office:currency="USD" office:value="0">
            <text:p>$0.00</text:p>
          </table:table-cell>
          <table:table-cell table:style-name="ce68" table:formula="of:=([.A38]*[.L38])" office:value-type="currency" office:currency="USD" office:value="2.13">
            <text:p>$2.1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5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8">
            <text:p>8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D7NV04</text:p>
          </table:table-cell>
          <table:table-cell table:style-name="ce26" office:value-type="string">
            <text:p><text:a xlink:href="http://search.digikey.com/us/en/products/VND7NV04/497-2669-5-ND/603694">497-2669-5-ND</text:a></text:p>
          </table:table-cell>
          <table:table-cell table:style-name="ce68" office:value-type="currency" office:currency="USD" office:value="1.71">
            <text:p>$1.71</text:p>
          </table:table-cell>
          <table:table-cell table:style-name="ce68" table:formula="of:=([.G41]*[.L41])" office:value-type="currency" office:currency="USD" office:value="0">
            <text:p>$0.00</text:p>
          </table:table-cell>
          <table:table-cell table:style-name="ce68" table:formula="of:=([.A41]*[.L41])" office:value-type="currency" office:currency="USD" office:value="13.68">
            <text:p>$13.6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6" office:value-type="string">
            <text:p>MOSFET N-CH 40V6A VNN7NV0413TR 60mOhm</text:p>
          </table:table-cell>
          <table:table-cell table:style-name="ce35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N7NV0413TR</text:p>
          </table:table-cell>
          <table:table-cell table:style-name="ce26" office:value-type="string">
            <text:p><text:a xlink:href="http://search.digikey.com/us/en/products/VNN7NV0413TR/497-2519-1-ND/603901">497-2519-1-ND</text:a></text:p>
          </table:table-cell>
          <table:table-cell table:style-name="ce68" office:value-type="currency" office:currency="USD" office:value="1.84">
            <text:p>$1.84</text:p>
          </table:table-cell>
          <table:table-cell table:style-name="ce68" table:formula="of:=([.G42]*[.L42])" office:value-type="currency" office:currency="USD" office:value="0">
            <text:p>$0.00</text:p>
          </table:table-cell>
          <table:table-cell table:style-name="ce68" table:formula="of:=([.A42]*[.L42])" office:value-type="currency" office:currency="USD" office:value="5.52">
            <text:p>$5.5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30">
            <text:p>30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K0</text:p>
          </table:table-cell>
          <table:table-cell table:style-name="ce26" office:value-type="string">
            <text:p><text:a xlink:href="http://search.digikey.com/us/en/products/MFR-25FBF-10K0/10.0KXBK-ND/13219">10.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G45]*[.L45])" office:value-type="currency" office:currency="USD" office:value="2.73">
            <text:p>$2.73</text:p>
          </table:table-cell>
          <table:table-cell table:style-name="ce68" table:formula="of:=([.A45]*[.L45])" office:value-type="currency" office:currency="USD" office:value="1.274">
            <text:p>$1.27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8" office:value-type="string">
            <text:p>RES 10.0K OHM 1/2W 1% METAL FILM</text:p>
          </table:table-cell>
          <table:table-cell table:style-name="ce36" office:value-type="string">
            <text:p>If using VR inpu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BC Components</text:p>
          </table:table-cell>
          <table:table-cell table:style-name="ce45" office:value-type="string">
            <text:p>SFR16S0001002FR500</text:p>
          </table:table-cell>
          <table:table-cell table:style-name="ce61" office:value-type="string">
            <text:p><text:a xlink:href="http://search.digikey.com/us/en/products/SFR16S0001002FR500/PPC10.0KXCT-ND/594695">PPC10.0KXCT-ND</text:a></text:p>
          </table:table-cell>
          <table:table-cell table:style-name="ce70" office:value-type="currency" office:currency="USD" office:value="0.23">
            <text:p>$0.23</text:p>
          </table:table-cell>
          <table:table-cell table:style-name="ce70" table:formula="of:=([.G46]*[.L46])" office:value-type="currency" office:currency="USD" office:value="0">
            <text:p>$0.00</text:p>
          </table:table-cell>
          <table:table-cell table:style-name="ce70" table:formula="of:=([.A46]*[.L46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6" office:value-type="string">
            <text:p>RES METAL FILM 1/4W 3.3K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3K30</text:p>
          </table:table-cell>
          <table:table-cell table:style-name="ce26" office:value-type="string">
            <text:p><text:a xlink:href="http://search.digikey.com/us/en/products/RNMF14FTC3K30/S3.3KCACT-ND/2617498">S3.3KC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47]*[.L47])" office:value-type="currency" office:currency="USD" office:value="0.28">
            <text:p>$0.28</text:p>
          </table:table-cell>
          <table:table-cell table:style-name="ce68" table:formula="of:=([.A47]*[.L47])" office:value-type="currency" office:currency="USD" office:value="0.14">
            <text:p>$0.1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K00</text:p>
          </table:table-cell>
          <table:table-cell table:style-name="ce26" office:value-type="string">
            <text:p><text:a xlink:href="http://search.digikey.com/us/en/products/MFR-25FBF-1K00/1.00KXBK-ND/13011">1.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G48]*[.L48])" office:value-type="currency" office:currency="USD" office:value="3.64">
            <text:p>$3.64</text:p>
          </table:table-cell>
          <table:table-cell table:style-name="ce68" table:formula="of:=([.A48]*[.L48])" office:value-type="currency" office:currency="USD" office:value="1.638">
            <text:p>$1.6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2K40</text:p>
          </table:table-cell>
          <table:table-cell table:style-name="ce60" office:value-type="string">
            <text:p><text:a xlink:href="http://search.digikey.com/us/en/products/RNMF14FTC2K40/S2.4KCACT-ND/2617482">S2.4K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G49]*[.L49])" office:value-type="currency" office:currency="USD" office:value="3.8">
            <text:p>$3.80</text:p>
          </table:table-cell>
          <table:table-cell table:style-name="ce68" table:formula="of:=([.A49]*[.L49])" office:value-type="currency" office:currency="USD" office:value="1.52">
            <text:p>$1.5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470R</text:p>
          </table:table-cell>
          <table:table-cell table:style-name="ce26" office:value-type="string">
            <text:p><text:a xlink:href="http://search.digikey.com/us/en/products/RNMF14FTC470R/S470CACT-ND/2617506">S470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G50]*[.L50])" office:value-type="currency" office:currency="USD" office:value="1.9">
            <text:p>$1.90</text:p>
          </table:table-cell>
          <table:table-cell table:style-name="ce68" table:formula="of:=([.A50]*[.L50])" office:value-type="currency" office:currency="USD" office:value="0.95">
            <text:p>$0.95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9" office:value-type="string">
            <text:p>RES 5.0K OHM 1W 5% Wire Wound AXIAL</text:p>
          </table:table-cell>
          <table:table-cell table:style-name="ce36" office:value-type="string">
            <text:p>Not Needed for H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Dale</text:p>
          </table:table-cell>
          <table:table-cell table:style-name="ce45" office:value-type="string">
            <text:p>ALSR015K000JE12</text:p>
          </table:table-cell>
          <table:table-cell table:style-name="ce62" office:value-type="string">
            <text:p><text:a xlink:href="http://search.digikey.com/us/en/products/ALSR015K000JE12/ALSR1J-5.0K-ND/257101">ALSR1J-5.0K-ND</text:a></text:p>
          </table:table-cell>
          <table:table-cell table:style-name="ce70" office:value-type="currency" office:currency="USD" office:value="1.86">
            <text:p>$1.86</text:p>
          </table:table-cell>
          <table:table-cell table:style-name="ce70" table:formula="of:=([.G51]*[.L51])" office:value-type="currency" office:currency="USD" office:value="0">
            <text:p>$0.00</text:p>
          </table:table-cell>
          <table:table-cell table:style-name="ce70" table:formula="of:=([.H51]*[.L51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3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9BI</text:p>
          </table:table-cell>
          <table:table-cell table:style-name="ce26" office:value-type="string">
            <text:p><text:a xlink:href="http://search.digikey.com/us/en/products/RC55Y-2K49BI/985-1047-1-ND/2401912">985-1047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G52]*[.L52])" office:value-type="currency" office:currency="USD" office:value="7.74">
            <text:p>$7.74</text:p>
          </table:table-cell>
          <table:table-cell table:style-name="ce68" table:formula="of:=([.A52]*[.L52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30" office:value-type="string">
            <text:p>RES 2.43K OHM 0.25W 0.1% METAL FILM</text:p>
          </table:table-cell>
          <table:table-cell table:style-name="ce37" office:value-type="string">
            <text:p>For Most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3BI</text:p>
          </table:table-cell>
          <table:table-cell table:style-name="ce63" office:value-type="string">
            <text:p><text:a xlink:href="http://search.digikey.com/us/en/products/RC55Y-2K43BI/985-1046-1-ND/2401911">985-1046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G53]*[.L53])" office:value-type="currency" office:currency="USD" office:value="0">
            <text:p>$0.00</text:p>
          </table:table-cell>
          <table:table-cell table:style-name="ce71" table:formula="of:=([.A53]*[.L53])" office:value-type="currency" office:currency="USD" office:value="0">
            <text:p>$0.00</text:p>
          </table:table-cell>
          <table:table-cell table:style-name="ce78" office:value-type="string">
            <text:p>Good compromise for most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30" office:value-type="string">
            <text:p>RES 27.4K OHM 0.25W 0.1% METAL FILM AXL</text:p>
          </table:table-cell>
          <table:table-cell table:style-name="ce37" office:value-type="string">
            <text:p>For Ford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7K4BI</text:p>
          </table:table-cell>
          <table:table-cell table:style-name="ce63" office:value-type="string">
            <text:p><text:a xlink:href="http://search.digikey.com/us/en/products/RC55Y-27K4BI/985-1069-1-ND/2401934">985-1069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G54]*[.L54])" office:value-type="currency" office:currency="USD" office:value="0">
            <text:p>$0.00</text:p>
          </table:table-cell>
          <table:table-cell table:style-name="ce71" table:formula="of:=([.A54]*[.L54])" office:value-type="currency" office:currency="USD" office:value="0">
            <text:p>$0.00</text:p>
          </table:table-cell>
          <table:table-cell table:style-name="ce78" office:value-type="string">
            <text:p>Only purchase if using Ford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30" office:value-type="string">
            <text:p>RES 9.1K OHM 1/4W 0.1% METAL FILM AXL</text:p>
          </table:table-cell>
          <table:table-cell table:style-name="ce37" office:value-type="string">
            <text:p>For MOPAR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9K1</text:p>
          </table:table-cell>
          <table:table-cell table:style-name="ce63" office:value-type="string">
            <text:p><text:a xlink:href="http://search.digikey.com/us/en/products/MFP-25BRD52-9K1/9.1KADCT-ND/2059152">9.1KADCT-ND</text:a></text:p>
          </table:table-cell>
          <table:table-cell table:style-name="ce71" office:value-type="currency" office:currency="USD" office:value="0.437">
            <text:p>$0.44</text:p>
          </table:table-cell>
          <table:table-cell table:style-name="ce71" table:formula="of:=([.G55]*[.L55])" office:value-type="currency" office:currency="USD" office:value="0">
            <text:p>$0.00</text:p>
          </table:table-cell>
          <table:table-cell table:style-name="ce71" table:formula="of:=([.A55]*[.L55])" office:value-type="currency" office:currency="USD" office:value="0">
            <text:p>$0.00</text:p>
          </table:table-cell>
          <table:table-cell table:style-name="ce78" office:value-type="string">
            <text:p>Only purchase if using Mopar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1" office:value-type="string">
            <text:p>RES 3.9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3K9</text:p>
          </table:table-cell>
          <table:table-cell table:style-name="ce26" office:value-type="string">
            <text:p><text:a xlink:href="http://search.digikey.com/us/en/products/MFP-25BRD52-3K9/3.9KADCT-ND/2059137">3.9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G56]*[.L56])" office:value-type="currency" office:currency="USD" office:value="4.37">
            <text:p>$4.37</text:p>
          </table:table-cell>
          <table:table-cell table:style-name="ce68" table:formula="of:=([.A56]*[.L56])" office:value-type="currency" office:currency="USD" office:value="0.437">
            <text:p>$0.4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1K</text:p>
          </table:table-cell>
          <table:table-cell table:style-name="ce26" office:value-type="string">
            <text:p><text:a xlink:href="http://search.digikey.com/us/en/products/MFP-25BRD52-1K/1KADCT-ND/2059121">1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G57]*[.L57])" office:value-type="currency" office:currency="USD" office:value="4.37">
            <text:p>$4.37</text:p>
          </table:table-cell>
          <table:table-cell table:style-name="ce68" table:formula="of:=([.A57]*[.L57])" office:value-type="currency" office:currency="USD" office:value="0.437">
            <text:p>$0.4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0K</text:p>
          </table:table-cell>
          <table:table-cell table:style-name="ce60" office:value-type="string">
            <text:p><text:a xlink:href="http://search.digikey.com/us/en/products/MFR-25FBF-100K/100KXBK-ND/13473">1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G58]*[.L58])" office:value-type="currency" office:currency="USD" office:value="1.82">
            <text:p>$1.82</text:p>
          </table:table-cell>
          <table:table-cell table:style-name="ce68" table:formula="of:=([.A58]*[.L58])" office:value-type="currency" office:currency="USD" office:value="0.91">
            <text:p>$0.91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2</text:p>
          </table:table-cell>
          <table:table-cell table:style-name="ce23" office:value-type="string">
            <text:p>1M</text:p>
          </table:table-cell>
          <table:table-cell table:style-name="ce3" office:value-type="string">
            <text:p>RES 1M OHM 1/8W 1% 0805 SMD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tackpole Electronics Inc</text:p>
          </table:table-cell>
          <table:table-cell table:style-name="ce47" office:value-type="string">
            <text:p>RMCF0805FT1M00</text:p>
          </table:table-cell>
          <table:table-cell table:style-name="ce64" office:value-type="string">
            <text:p><text:a xlink:href="http://search.digikey.com/us/en/products/RMCF0805FT1M00/RMCF0805FT1M00CT-ND/1942528">RMCF0805FT1M00CT-ND</text:a></text:p>
          </table:table-cell>
          <table:table-cell table:style-name="ce72" office:value-type="currency" office:currency="USD" office:value="0.04">
            <text:p>$0.04</text:p>
          </table:table-cell>
          <table:table-cell table:style-name="ce72" table:formula="of:=([.G59]*[.L59])" office:value-type="currency" office:currency="USD" office:value="0.08">
            <text:p>$0.08</text:p>
          </table:table-cell>
          <table:table-cell table:style-name="ce72" table:formula="of:=([.A59]*[.L59])" office:value-type="currency" office:currency="USD" office:value="0.04">
            <text:p>$0.04</text:p>
          </table:table-cell>
          <table:table-cell table:style-name="ce7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23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tackpole Electronics Inc</text:p>
          </table:table-cell>
          <table:table-cell table:style-name="ce47" office:value-type="string">
            <text:p>RNMF14FTC22R0</text:p>
          </table:table-cell>
          <table:table-cell table:style-name="ce24" office:value-type="string">
            <text:p><text:a xlink:href="http://search.digikey.com/us/en/products/RNMF14FTC22R0/S22CACT-ND/2617472">S22CACT-ND</text:a></text:p>
          </table:table-cell>
          <table:table-cell table:style-name="ce72" office:value-type="currency" office:currency="USD" office:value="0.14">
            <text:p>$0.14</text:p>
          </table:table-cell>
          <table:table-cell table:style-name="ce68" table:formula="of:=([.G60]*[.L60])" office:value-type="currency" office:currency="USD" office:value="0.28">
            <text:p>$0.28</text:p>
          </table:table-cell>
          <table:table-cell table:style-name="ce68" table:formula="of:=([.A60]*[.L60])" office:value-type="currency" office:currency="USD" office:value="0.14">
            <text:p>$0.14</text:p>
          </table:table-cell>
          <table:table-cell table:style-name="ce10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3" office:value-type="string">
            <text:p>LQFP-1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C9S12XDP512VAL</text:p>
          </table:table-cell>
          <table:table-cell table:style-name="ce56" office:value-type="string">
            <text:p><text:a xlink:href="http://search.digikey.com/us/en/products/MC9S12XDP512VAL/MC9S12XDP512VAL-ND/1167904">MC9S12XDP512VAL-ND</text:a></text:p>
          </table:table-cell>
          <table:table-cell table:style-name="ce68" office:value-type="currency" office:currency="USD" office:value="22.43">
            <text:p>$22.43</text:p>
          </table:table-cell>
          <table:table-cell table:style-name="ce68" table:formula="of:=([.G63]*[.L63])" office:value-type="currency" office:currency="USD" office:value="0">
            <text:p>$0.00</text:p>
          </table:table-cell>
          <table:table-cell table:style-name="ce68" table:formula="of:=([.A63]*[.L63])" office:value-type="currency" office:currency="USD" office:value="22.43">
            <text:p>$22.4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3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National Semiconductor</text:p>
          </table:table-cell>
          <table:table-cell table:style-name="ce43" office:value-type="string">
            <text:p>LM2937ET-5.0/NOPB</text:p>
          </table:table-cell>
          <table:table-cell table:style-name="ce26" office:value-type="string">
            <text:p><text:a xlink:href="http://search.digikey.com/us/en/products/LM2937ET-5.0%2FNOPB/LM2937ET-5.0-ND/212651">LM2937ET-5.0-ND</text:a></text:p>
          </table:table-cell>
          <table:table-cell table:style-name="ce68" office:value-type="currency" office:currency="USD" office:value="1.61">
            <text:p>$1.61</text:p>
          </table:table-cell>
          <table:table-cell table:style-name="ce68" table:formula="of:=([.G64]*[.L64])" office:value-type="currency" office:currency="USD" office:value="0">
            <text:p>$0.00</text:p>
          </table:table-cell>
          <table:table-cell table:style-name="ce68" table:formula="of:=([.A64]*[.L64])" office:value-type="currency" office:currency="USD" office:value="3.22">
            <text:p>$3.2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3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axim Integrated Products</text:p>
          </table:table-cell>
          <table:table-cell table:style-name="ce43" office:value-type="string">
            <text:p>MAX9926UAEE+</text:p>
          </table:table-cell>
          <table:table-cell table:style-name="ce60" office:value-type="string">
            <text:p><text:a xlink:href="http://search.digikey.com/us/en/products/MAX9926UAEE%2B/MAX9926UAEE%2B-ND/2062014">MAX9926UAEE+-ND</text:a></text:p>
          </table:table-cell>
          <table:table-cell table:style-name="ce68" office:value-type="currency" office:currency="USD" office:value="3.39">
            <text:p>$3.39</text:p>
          </table:table-cell>
          <table:table-cell table:style-name="ce68" table:formula="of:=([.G65]*[.L65])" office:value-type="currency" office:currency="USD" office:value="0">
            <text:p>$0.00</text:p>
          </table:table-cell>
          <table:table-cell table:style-name="ce68" table:formula="of:=([.A65]*[.L65])" office:value-type="currency" office:currency="USD" office:value="3.39">
            <text:p>$3.3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3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xas Instruments</text:p>
          </table:table-cell>
          <table:table-cell table:style-name="ce43" office:value-type="string">
            <text:p>SN74HC86N</text:p>
          </table:table-cell>
          <table:table-cell table:style-name="ce56" office:value-type="string">
            <text:p><text:a xlink:href="http://search.digikey.com/us/en/products/SN74HC86N/296-8375-5-ND/376842">296-8375-5-ND</text:a></text:p>
          </table:table-cell>
          <table:table-cell table:style-name="ce68" office:value-type="currency" office:currency="USD" office:value="0.43">
            <text:p>$0.43</text:p>
          </table:table-cell>
          <table:table-cell table:style-name="ce68" table:formula="of:=([.G66]*[.L66])" office:value-type="currency" office:currency="USD" office:value="0">
            <text:p>$0.00</text:p>
          </table:table-cell>
          <table:table-cell table:style-name="ce68" table:formula="of:=([.A66]*[.L66])" office:value-type="currency" office:currency="USD" office:value="0.43">
            <text:p>$0.4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3"/>
          <table:table-cell table:style-name="ce4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PX4100AP</text:p>
          </table:table-cell>
          <table:table-cell table:style-name="ce56" office:value-type="string">
            <text:p><text:a xlink:href="http://search.digikey.com/us/en/products/MPX4100AP/MPX4100AP-ND/464050">MPX4100AP-ND</text:a></text:p>
          </table:table-cell>
          <table:table-cell table:style-name="ce68" office:value-type="currency" office:currency="USD" office:value="15.84">
            <text:p>$15.84</text:p>
          </table:table-cell>
          <table:table-cell table:style-name="ce68" table:formula="of:=([.G67]*[.L67])" office:value-type="currency" office:currency="USD" office:value="15.84">
            <text:p>$15.84</text:p>
          </table:table-cell>
          <table:table-cell table:style-name="ce68" table:formula="of:=([.A67]*[.L67])" office:value-type="currency" office:currency="USD" office:value="15.84">
            <text:p>$15.8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3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50" office:value-type="string">
            <text:p>FTDI, Future Technology Devices International Ltd</text:p>
          </table:table-cell>
          <table:table-cell table:style-name="ce43" office:value-type="string">
            <text:p>FT232RL-REEL</text:p>
          </table:table-cell>
          <table:table-cell table:style-name="ce56" office:value-type="string">
            <text:p><text:a xlink:href="http://search.digikey.com/us/en/products/FT232RL-REEL/768-1007-1-ND/1836402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8" table:formula="of:=([.G68]*[.L68])" office:value-type="currency" office:currency="USD" office:value="0">
            <text:p>$0.00</text:p>
          </table:table-cell>
          <table:table-cell table:style-name="ce68" table:formula="of:=([.A68]*[.L68])" office:value-type="currency" office:currency="USD" office:value="4.5">
            <text:p>$4.5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HCPL-061A-000E</text:p>
          </table:table-cell>
          <table:table-cell table:style-name="ce32" office:value-type="string">
            <text:p>OPTOCOUPLER LOG-OUT 10MBD 8-SOIC</text:p>
          </table:table-cell>
          <table:table-cell table:style-name="ce33" office:value-type="string">
            <text:p>8-SOIC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43" office:value-type="float" office:value="2">
            <text:p>2</text:p>
          </table:table-cell>
          <table:table-cell table:style-name="ce24" office:value-type="string">
            <text:p>Avago Technologies US Inc.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<text:a xlink:href="http://search.digikey.com/us/en/products/HCPL-061A-000E/516-1635-5-ND/825271">516-1635-5-ND</text:a></text:p>
          </table:table-cell>
          <table:table-cell table:style-name="ce68" office:value-type="currency" office:currency="USD" office:value="2.88">
            <text:p>$2.88</text:p>
          </table:table-cell>
          <table:table-cell table:style-name="ce68" table:formula="of:=([.G69]*[.L69])" office:value-type="currency" office:currency="USD" office:value="17.28">
            <text:p>$17.28</text:p>
          </table:table-cell>
          <table:table-cell table:style-name="ce68" table:formula="of:=([.A69]*[.L69])" office:value-type="currency" office:currency="USD" office:value="5.76">
            <text:p>$5.7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3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CS Inc</text:p>
          </table:table-cell>
          <table:table-cell table:style-name="ce43" office:value-type="string">
            <text:p>ECS-160-20-4DN</text:p>
          </table:table-cell>
          <table:table-cell table:style-name="ce58" office:value-type="string">
            <text:p><text:a xlink:href="http://search.digikey.com/us/en/products/ECS-160-20-4DN/X192-ND/281763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G72]*[.L72])" office:value-type="currency" office:currency="USD" office:value="2.24">
            <text:p>$2.24</text:p>
          </table:table-cell>
          <table:table-cell table:style-name="ce68" table:formula="of:=([.A72]*[.L72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82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8" table:number-columns-repeated="2"/>
          <table:table-cell table:style-name="ce53" office:value-type="string" table:number-columns-spanned="2" table:number-rows-spanned="1">
            <text:p>Cost of Components to Manufacture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54"/>
          <table:table-cell table:style-name="ce75" table:formula="of:=SUM([.N3:.N71])" office:value-type="currency" office:currency="USD" office:value="186.274">
            <text:p>$186.27</text:p>
          </table:table-cell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8" table:number-columns-repeated="2"/>
          <table:table-cell table:style-name="ce53" office:value-type="string" table:number-columns-spanned="2" table:number-rows-spanned="1">
            <text:p>Cost of Parts I need to order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74" table:formula="of:=SUM([.M3:.M72])" office:value-type="currency" office:currency="USD" office:value="134.176">
            <text:p>$134.18</text:p>
          </table:table-cell>
          <table:table-cell table:style-name="ce75"/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5"/>
          <table:table-cell table:style-name="ce2" table:number-columns-repeated="2"/>
          <table:table-cell table:style-name="Default"/>
          <table:table-cell table:style-name="ce48"/>
          <table:table-cell table:style-name="ce54"/>
          <table:table-cell table:style-name="ce65"/>
          <table:table-cell table:style-name="ce54" table:number-columns-repeated="2"/>
          <table:table-cell table:style-name="ce65"/>
          <table:table-cell table:style-name="ce80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6"/>
          <table:table-cell table:style-name="ce68" office:value-type="currency" office:currency="USD" office:value="50">
            <text:p>$50.00</text:p>
          </table:table-cell>
          <table:table-cell table:style-name="ce68" table:formula="of:=([.G76]*[.L76])" office:value-type="currency" office:currency="USD" office:value="0">
            <text:p>$0.00</text:p>
          </table:table-cell>
          <table:table-cell table:style-name="ce68" table:formula="of:=([.A76]*[.L76])" office:value-type="currency" office:currency="USD" office:value="50">
            <text:p>$50.0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Default"/>
          <table:table-cell table:style-name="ce51"/>
          <table:table-cell table:style-name="ce55" office:value-type="string" table:number-columns-spanned="2" table:number-rows-spanned="1">
            <text:p>Total of Materials:Cost to Manufacture</text:p>
          </table:table-cell>
          <table:covered-table-cell table:style-name="ce66"/>
          <table:table-cell table:style-name="ce8" office:value-type="string">
            <text:p>US Dollars</text:p>
          </table:table-cell>
          <table:table-cell table:style-name="ce68"/>
          <table:table-cell table:style-name="ce76" table:formula="of:=SUM([.N73:.N76])" office:value-type="currency" office:currency="USD" office:value="236.274">
            <text:p>$236.27</text:p>
          </table:table-cell>
          <table:table-cell table:style-name="ce81" office:value-type="string">
            <text:p>Not including shipping or sales tax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1 – Andy</text:p>
          </table:table-cell>
          <table:table-cell table:style-name="ce2"/>
          <table:table-cell table:style-name="ce2" table:formula="of:=([.M74]/2)-7.92" office:value-type="currency" office:currency="USD" office:value="59.168">
            <text:p>$59.17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/>
          <table:table-cell table:style-name="ce2" table:formula="of:=([.M74]/2)+7.92" office:value-type="currency" office:currency="USD" office:value="75.008">
            <text:p>$75.01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9"/>
          <table:table-cell table:style-name="ce5" table:number-columns-repeated="9"/>
          <table:table-cell table:style-name="ce16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J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22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19T22:30:13</dc:date>
    <meta:editing-cycles>309</meta:editing-cycles>
    <meta:editing-duration>PT54H18M50S</meta:editing-duration>
    <meta:document-statistic meta:table-count="1" meta:cell-count="816" meta:object-count="0"/>
  </office:meta>
</office:document-meta>
</file>